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01cm"/>
    </style:style>
    <style:style style:name="Tableau8.B" style:family="table-column">
      <style:table-column-properties style:column-width="4.419cm"/>
    </style:style>
    <style:style style:name="Tableau8.C" style:family="table-column">
      <style:table-column-properties style:column-width="4.604cm"/>
    </style:style>
    <style:style style:name="Tableau8.D" style:family="table-column">
      <style:table-column-properties style:column-width="3.889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none" fo:border-right="none" fo:border-top="none" fo:border-bottom="0.05pt solid #000000"/>
    </style:style>
    <style:style style:name="Tableau8.D16"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Frame_20_contents">
      <style:paragraph-properties fo:margin-left="0cm" fo:margin-right="0cm" fo:text-indent="0cm" style:auto-text-indent="false"/>
    </style:style>
    <style:style style:name="P6" style:family="paragraph" style:parent-style-name="Text_20_body">
      <style:paragraph-properties fo:text-align="center" style:justify-single-word="false"/>
    </style:style>
    <style:style style:name="P7" style:family="paragraph" style:parent-style-name="Text_20_body">
      <style:text-properties style:font-name="Times New Roman"/>
    </style:style>
    <style:style style:name="P8" style:family="paragraph" style:parent-style-name="Text_20_body">
      <style:paragraph-properties fo:text-align="justify" style:justify-single-word="false"/>
      <style:text-properties style:font-name="Times New Roman"/>
    </style:style>
    <style:style style:name="P9" style:family="paragraph" style:parent-style-name="Text_20_body">
      <style:paragraph-properties fo:text-align="center" style:justify-single-word="false"/>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Heading">
      <style:paragraph-properties fo:text-align="center" style:justify-single-word="false"/>
    </style:style>
    <style:style style:name="P13" style:family="paragraph" style:parent-style-name="code-imformatique">
      <style:paragraph-properties fo:margin-left="0cm" fo:margin-right="0.101cm" fo:text-indent="0cm" style:auto-text-indent="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Text_20_body" style:list-style-name="L1"/>
    <style:style style:name="P17" style:family="paragraph" style:parent-style-name="Text_20_body" style:list-style-name="L1">
      <style:text-properties fo:font-style="normal" style:font-style-asian="normal" style:font-style-complex="normal"/>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paragraph-properties fo:margin-left="0cm" fo:margin-right="0cm" fo:text-indent="0cm" style:auto-text-indent="false"/>
    </style:style>
    <style:style style:name="P24" style:family="paragraph" style:parent-style-name="Text_20_body" style:list-style-name="L2">
      <style:paragraph-properties fo:margin-left="0cm" fo:margin-right="0cm" fo:text-indent="0cm" style:auto-text-indent="false"/>
    </style:style>
    <style:style style:name="P25" style:family="paragraph" style:parent-style-name="Heading_20_3">
      <style:paragraph-properties fo:break-before="page"/>
    </style:style>
    <style:style style:name="P26" style:family="paragraph" style:parent-style-name="Heading_20_1">
      <style:paragraph-properties fo:break-before="page"/>
    </style:style>
    <style:style style:name="P27" style:family="paragraph">
      <style:paragraph-properties fo:text-align="center"/>
    </style:style>
    <style:style style:name="T1" style:family="text">
      <style:text-properties style:font-name="Times New Roman1" fo:font-weight="normal" style:font-weight-asian="normal" style:font-weight-complex="normal"/>
    </style:style>
    <style:style style:name="T2" style:family="text">
      <style:text-properties style:font-name="Times New Roman1" style:font-weight-complex="normal"/>
    </style:style>
    <style:style style:name="T3" style:family="text">
      <style:text-properties style:font-name="Times New Roman1" style:font-name-asian="Times New Roman1" style:font-name-complex="Times New Roman1" style:font-weight-complex="normal"/>
    </style:style>
    <style:style style:name="T4" style:family="text">
      <style:text-properties style:font-name="Times New Roman"/>
    </style:style>
    <style:style style:name="T5" style:family="text">
      <style:text-properties style:font-name="Times New Roman" fo:font-weight="normal" style:font-weight-asian="normal" style:font-weight-complex="normal"/>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style:font-weight-complex="normal"/>
    </style:style>
    <style:style style:name="T9" style:family="text">
      <style:text-properties style:font-name-asian="Times New Roman1" style:font-name-complex="Times New Roman1" style:font-weight-complex="normal"/>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penBarter</text:p>
      <text:p text:style-name="P6"/>
      <text:p text:style-name="P8">openBarter implements a barter market place organized as a <text:span text:style-name="T11">central limit order book</text:span><text:span text:style-name="T10"> allowing exchange with more than two partners in a single transaction</text:span>. It is a matching engine accepting exchange orders of owners, and providing movements changing ownership of values according to orders and market rules. It is an extension of postgreSQL.</text:p>
      <text:p text:style-name="P8"><draw:frame draw:style-name="fr1" draw:name="Cadre1" text:anchor-type="paragraph" svg:x="3.829cm" svg:y="0.37cm" svg:width="9.315cm" draw:z-index="0"><draw:text-box fo:min-height="4.625cm"><text:p text:style-name="Frame_20_contents"><draw:rect text:anchor-type="paragraph" draw:z-index="2" draw:style-name="gr2" draw:text-style-name="P27" svg:width="2.885cm" svg:height="3.731cm" svg:x="2.732cm" svg:y="0.423cm"><text:p text:style-name="P27">openBarter</text:p></draw:rect><draw:custom-shape text:anchor-type="paragraph" draw:z-index="1" draw:style-name="gr1" svg:width="2.805cm" svg:height="1.615cm" svg:x="5.616cm" svg:y="1.429cm"><text:p><text:s text:c="4"/>Movemen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4" svg:width="1.482cm" svg:height="0.489cm" svg:x="0.907cm" svg:y="1.958cm"><draw:text-box><text:p>Orders</text:p></draw:text-box></draw:frame><draw:custom-shape text:anchor-type="paragraph" draw:z-index="3" draw:style-name="gr3"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p text:style-name="P8"/>
      <text:p text:style-name="P8"/>
      <text:p text:style-name="P8"/>
      <text:p text:style-name="P8"/>
      <text:p text:style-name="P8"/>
      <text:p text:style-name="P8"/>
      <text:h text:style-name="Heading_20_1" text:outline-level="1">The market rules</text:h>
      <text:p text:style-name="Text_20_body">An order is expressed by the owner as:</text:p>
      <text:p text:style-name="P9">I want to provide a value in exchange of an other value</text:p>
      <text:p text:style-name="P11">By value, we mean a couple (quality,quantity) where quality is a name and quantity is an integer.</text:p>
      <text:p text:style-name="P10">The quantity of the value provided is owned by the author of the order, and the quantity of the value required is the minimum expected in exchange. Obviously, the quality provided must be different from the quality required. </text:p>
      <text:p text:style-name="P10">Two orders are related when the quality provided by the first equals the one required by the other. <text:s/>When related orders define a single cycle, these orders are matched, producing an agreement <text:s/>recorded by a single transaction a set of movements. </text:p>
      <text:p text:style-name="P10">Exchange agreements are formed when the ratio (quantity provided/quantity required) produced by the agreement is smaller than that defined by the order. This rule extends the minimum limit of the order to the case where the quantity provided by the agreement is not that of the order.</text:p>
      <text:p text:style-name="P10">When several exchange comply with this constraint, the best (minimum ratio quantity provided/quantity required) is chosen for the final agreement.</text:p>
      <text:p text:style-name="Text_20_body">Due to the number of possible combinations, two limits has been set:</text:p>
      <text:list xml:id="list1189059513" text:style-name="L1">
        <text:list-item>
          <text:p text:style-name="P16">the maximum number of partners of an agreement is MAXCYCLE (&lt;8).</text:p>
        </text:list-item>
        <text:list-item>
          <text:p text:style-name="P17">the number of agreements on which the competition is performed is limited to MAXORDERFETCH (by default 100). </text:p>
        </text:list-item>
      </text:list>
      <text:p text:style-name="P10">Even with these limits, openBarter remains far more efficient than what could be done by hand without any computational assistance. </text:p>
      <text:p text:style-name="P10">Among all possible agreements, the second limit explores agreements having the smallest number of partners.</text:p>
      <text:h text:style-name="Heading_20_1" text:outline-level="1"><text:bookmark-start text:name="__RefNumPara__1194_1299730079"/><text:soft-page-break/>The model<text:bookmark-end text:name="__RefNumPara__1194_1299730079"/></text:h>
      <text:p text:style-name="P10"><text:span text:style-name="Strong_20_Emphasis"><text:span text:style-name="T7">Let </text:span></text:span><text:span text:style-name="Strong_20_Emphasis">ω</text:span><text:span text:style-name="Strong_20_Emphasis"><text:span text:style-name="T7"> be the a ratio (</text:span></text:span>quantity provided/quantity required) <text:span text:style-name="Strong_20_Emphasis"><text:span text:style-name="T7">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7"><text:s/></text:span></text:span></text:p>
      <text:p text:style-name="P10"><text:span text:style-name="Strong_20_Emphasis"><text:span text:style-name="T7">For a cycle of orders, let be <text:s/></text:span></text:span><text:span text:style-name="variable_5f_math"><text:span text:style-name="T8">Ω</text:span></text:span><text:span text:style-name="Strong_20_Emphasis"><text:span text:style-name="T5"> </text:span></text:span><text:span text:style-name="Strong_20_Emphasis"><text:span text:style-name="T7">the product of their </text:span></text:span><text:span text:style-name="Strong_20_Emphasis">ω</text:span><text:span text:style-name="Strong_20_Emphasis"><text:span text:style-name="T7">. This product is non dimensional. </text:span></text:span></text:p>
      <text:p text:style-name="P10"><text:span text:style-name="Strong_20_Emphasis"><text:span text:style-name="T7">When </text:span></text:span><text:span text:style-name="variable_5f_math"><text:span text:style-name="T8">Ω</text:span></text:span><text:span text:style-name="Strong_20_Emphasis"><text:span text:style-name="T7"> equals to </text:span></text:span><text:span text:style-name="variable_5f_math"><text:span text:style-name="T8">1</text:span></text:span><text:span text:style-name="Strong_20_Emphasis"><text:span text:style-name="T7">, an agreement can be formed where each partner provides some value to an other. </text:span></text:span></text:p>
      <text:p text:style-name="P10"><text:span text:style-name="Strong_20_Emphasis"><text:span text:style-name="T7">When </text:span></text:span><text:span text:style-name="variable_5f_math"><text:span text:style-name="T8">Ω</text:span></text:span><text:span text:style-name="variable_5f_math"><text:span text:style-name="T9">≠</text:span></text:span><text:span text:style-name="variable_5f_math"><text:span text:style-name="T8">1</text:span></text:span><text:span text:style-name="Strong_20_Emphasis"><text:span text:style-name="T7">, </text:span></text:span><text:span text:style-name="variable_5f_math"><text:span text:style-name="T2">ω</text:span></text:span><text:span text:style-name="Strong_20_Emphasis"><text:span text:style-name="T7"> are divided by the geometric mean of </text:span></text:span><text:span text:style-name="variable_5f_math"><text:span text:style-name="T2">ω</text:span></text:span><text:span text:style-name="variable_5f_math"><text:span text:style-name="T8"> </text:span></text:span><text:span text:style-name="Strong_20_Emphasis"><text:span text:style-name="T7">of the cycle. This division converts </text:span></text:span><text:span text:style-name="variable_5f_math"><text:span text:style-name="T2">ω</text:span></text:span><text:span text:style-name="Strong_20_Emphasis"><text:span text:style-name="T7"> to </text:span></text:span><text:span text:style-name="variable_5f_math"><text:span text:style-name="T2">ω' </text:span></text:span><text:span text:style-name="Strong_20_Emphasis"><text:span text:style-name="T7">in such a way that the product of </text:span></text:span><text:span text:style-name="variable_5f_math"><text:span text:style-name="T2">ω'</text:span></text:span><text:span text:style-name="Strong_20_Emphasis"><text:span text:style-name="T7"> equals to </text:span></text:span><text:span text:style-name="variable_5f_math"><text:span text:style-name="T8">1</text:span></text:span><text:span text:style-name="Strong_20_Emphasis"><text:span text:style-name="T7"> . This adjustment is a bartering. It is fair when all partners are distinct. When it is not the case</text:span></text:span><text:span text:style-name="Strong_20_Emphasis"><text:span text:style-name="T1">, the fairness is maintained by sharing</text:span></text:span><text:span text:style-name="Strong_20_Emphasis"><text:span text:style-name="T5"> first between partners, then sharing between orders of each partner. </text:span></text:span></text:p>
      <text:p text:style-name="P10"><text:span text:style-name="T8">To satisfy the minimum quantity required by the order, we must have </text:span><text:span text:style-name="Strong_20_Emphasis"><text:span text:style-name="T7"><text:s/></text:span></text:span><text:span text:style-name="variable_5f_math"><text:span text:style-name="T2">ω</text:span></text:span><text:span text:style-name="Strong_20_Emphasis"><text:span text:style-name="T1">&gt;</text:span></text:span><text:span text:style-name="variable_5f_math"><text:span text:style-name="T8">ω'</text:span></text:span><text:span text:style-name="T2">, that is</text:span><text:span text:style-name="T7"> <text:s/></text:span><text:span text:style-name="variable_5f_math"><text:span text:style-name="T8">Ω</text:span></text:span><text:span text:style-name="variable_5f_math"><text:span text:style-name="T9">&gt;</text:span></text:span><text:span text:style-name="variable_5f_math"><text:span text:style-name="T8">1</text:span></text:span><text:span text:style-name="T8">. Otherwise, the cycle is ignored.</text:span></text:p>
      <text:p text:style-name="P10"><text:span text:style-name="T8">When an order forms several cycles, a competition is performed between them by choosing the one having the maximum </text:span><text:span text:style-name="variable_5f_math"><text:span text:style-name="T8">Ω</text:span></text:span><text:span text:style-name="Strong_20_Emphasis"><text:span text:style-name="T7">. This rule applied to cycles formed by two orders is equivalent to the best price rule of a regular market.</text:span></text:span></text:p>
      <text:p text:style-name="P7"/>
      <text:p text:style-name="P2"/>
      <text:h text:style-name="P26" text:outline-level="1">Implementation</text:h>
      <text:p text:style-name="P1">The market is seen as a directed graph where orders define nodes, and relations between orders define arrows. This graph is used to transform orders into agreements when cycles appear on this graph. This can occurs each time an order is added. A competition also occurs between possible cycles when more than one cycles are found. Quantities corresponding to an agreement reduce quantities provided by orders. </text:p>
      <text:p text:style-name="P1">The main time consuming primitives of the server are: </text:p>
      <text:list xml:id="list1020497546" text:style-name="L2">
        <text:list-item>
          <text:p text:style-name="P18">make a quote, </text:p>
        </text:list-item>
        <text:list-item>
          <text:p text:style-name="P18">make an order. </text:p>
          <text:p text:style-name="P24">openBarter is an extension of postgreSQL. Stored procedures act on a model representing qualities, owners, orders and movements. </text:p>
        </text:list-item>
      </text:list>
      <text:h text:style-name="Heading_20_2" text:outline-level="2">Database model</text:h>
      <text:p text:style-name="Text_20_body">The database is described by src/sql/model.sql. It consists in related tables, stored procedures and a special type called “flow” representing a draft agreement that performs fast calculations in C language. </text:p>
      <text:h text:style-name="Heading_20_3" text:outline-level="3">Order book</text:h>
      <text:p text:style-name="Text_20_body">A table torder represents the order book. When an order is inserted in this table and a cycle is found with <text:s/><text:span text:style-name="variable_5f_math"><text:span text:style-name="T8">Ω</text:span></text:span><text:span text:style-name="variable_5f_math"><text:span text:style-name="T3">≥</text:span></text:span><text:span text:style-name="variable_5f_math"><text:span text:style-name="T8">1</text:span></text:span> movements are created are inserted in a table tmvt, decreasing the quantity provided by the order. </text:p>
      <text:p text:style-name="Text_20_body">An order is be moved out from this book when it is empty (the provided quantity is 0) to an other table torderremoved. This keeps the order book as small as possible for performance.</text:p>
      <text:h text:style-name="Heading_20_3" text:outline-level="3">Market opening and closing</text:h>
      <text:p text:style-name="P1">The life cycle of the market is represented as follows:</text:p>
      <text:p text:style-name="P1"><draw:frame draw:style-name="fr2" draw:name="Cadre2" text:anchor-type="paragraph" svg:x="-1.171cm" svg:y="0.529cm" svg:width="17.094cm" draw:z-index="5"><draw:text-box fo:min-height="11.515cm"><text:p text:style-name="P5"><draw:g text:anchor-type="paragraph" draw:z-index="6" draw:style-name="gr5"><draw:custom-shape draw:style-name="gr6" svg:width="3.176cm" svg:height="1.138cm" svg:x="1.35cm" svg:y="3.258cm"><text:p text:style-name="P27">STARTING</text:p><draw:enhanced-geometry svg:viewBox="0 0 21600 21600" draw:glue-points="10800 0 0 10800 10800 21600 21600 10800" draw:type="flowchart-process" draw:enhanced-path="M 0 0 L 21600 0 21600 21600 0 21600 0 0 Z N"/></draw:custom-shape><draw:custom-shape draw:style-name="gr6" svg:width="3.176cm" svg:height="1.138cm" svg:x="1.376cm" svg:y="5.216cm"><text:p text:style-name="P27">OPENED</text:p><draw:enhanced-geometry svg:viewBox="0 0 21600 21600" draw:glue-points="10800 0 0 10800 10800 21600 21600 10800" draw:type="flowchart-process" draw:enhanced-path="M 0 0 L 21600 0 21600 21600 0 21600 0 0 Z N"/></draw:custom-shape><draw:line draw:style-name="gr7" draw:text-style-name="P27" svg:x1="2.965cm" svg:y1="4.396cm" svg:x2="2.965cm" svg:y2="5.216cm"><text:p/></draw:line><draw:custom-shape draw:style-name="gr6" svg:width="3.176cm" svg:height="1.138cm" svg:x="1.376cm" svg:y="7.174cm"><text:p text:style-name="P27">STOPPING</text:p><draw:enhanced-geometry svg:viewBox="0 0 21600 21600" draw:glue-points="10800 0 0 10800 10800 21600 21600 10800" draw:type="flowchart-process" draw:enhanced-path="M 0 0 L 21600 0 21600 21600 0 21600 0 0 Z N"/></draw:custom-shape><draw:line draw:style-name="gr7" draw:text-style-name="P27" svg:x1="2.965cm" svg:y1="6.354cm" svg:x2="2.965cm" svg:y2="7.174cm"><text:p/></draw:line><draw:custom-shape draw:style-name="gr6" svg:width="3.176cm" svg:height="1.138cm" svg:x="1.376cm" svg:y="9.132cm"><text:p text:style-name="P27">CLOSED</text:p><draw:enhanced-geometry svg:viewBox="0 0 21600 21600" draw:glue-points="10800 0 0 10800 10800 21600 21600 10800" draw:type="flowchart-process" draw:enhanced-path="M 0 0 L 21600 0 21600 21600 0 21600 0 0 Z N"/></draw:custom-shape><draw:line draw:style-name="gr7" draw:text-style-name="P27" svg:x1="2.99cm" svg:y1="2.438cm" svg:x2="2.99cm" svg:y2="3.258cm"><text:p/></draw:line><draw:line draw:style-name="gr7" draw:text-style-name="P27" svg:x1="2.99cm" svg:y1="8.314cm" svg:x2="2.99cm" svg:y2="9.134cm"><text:p/></draw:line><draw:line draw:style-name="gr8" draw:text-style-name="P27" svg:x1="2.99cm" svg:y1="10.271cm" svg:x2="2.99cm" svg:y2="10.8cm"><text:p/></draw:line><draw:line draw:style-name="gr8" draw:text-style-name="P27" svg:x1="2.99cm" svg:y1="10.799cm" svg:x2="0.741cm" svg:y2="10.799cm"><text:p/></draw:line><draw:line draw:style-name="gr8" draw:text-style-name="P27" svg:x1="0.741cm" svg:y1="10.799cm" svg:x2="0.741cm" svg:y2="2.438cm"><text:p/></draw:line><draw:line draw:style-name="gr8" draw:text-style-name="P27" svg:x1="0.741cm" svg:y1="2.438cm" svg:x2="2.99cm" svg:y2="2.438cm"><text:p/></draw:line></draw:g><draw:frame text:anchor-type="paragraph" draw:z-index="7" draw:style-name="gr9" draw:text-style-name="P27" svg:width="6.906cm" svg:height="0.976cm" svg:x="1.799cm" svg:y="10.269cm"><draw:text-box><text:p text:style-name="P27">Market session : n-&gt;n+1</text:p><text:p text:style-name="P27">Table renumbering</text:p></draw:text-box></draw:frame><draw:frame text:anchor-type="paragraph" draw:z-index="8" draw:style-name="gr10" svg:width="3.784cm" svg:height="1.244cm" svg:x="7.435cm" svg:y="5.057cm"><draw:text-box><text:p>Client access with </text:p><text:p>client_opened_role</text:p></draw:text-box></draw:frame><draw:frame text:anchor-type="paragraph" draw:z-index="9" draw:style-name="gr10" svg:width="3.784cm" svg:height="1.244cm" svg:x="7.355cm" svg:y="6.962cm"><draw:text-box><text:p>Client access with</text:p><text:p>client_stopping_role</text:p></draw:text-box></draw:frame><draw:frame text:anchor-type="paragraph" draw:z-index="10" draw:style-name="gr11" svg:width="3.44cm" svg:height="1.463cm" svg:x="12.012cm" svg:y="9.155cm"><draw:text-box><text:p>Database DUMP</text:p><text:p>Closing balance sheet settlement.</text:p></draw:text-box></draw:frame><draw:frame text:anchor-type="paragraph" draw:z-index="11" draw:style-name="gr11" svg:width="4.657cm" svg:height="0.772cm" svg:x="11.774cm" svg:y="3.44cm"><draw:text-box><text:p>Database VACUUM </text:p></draw:text-box></draw:frame><draw:frame text:anchor-type="paragraph" draw:z-index="12" draw:style-name="gr11" svg:width="3.44cm" svg:height="0.772cm" svg:x="11.8cm" svg:y="0.688cm"><draw:text-box><text:p text:style-name="P27">ADMIN TASKS</text:p></draw:text-box></draw:frame><draw:frame text:anchor-type="paragraph" draw:z-index="13" draw:style-name="gr11" svg:width="3.44cm" svg:height="0.772cm" svg:x="6.72cm" svg:y="0.635cm"><draw:text-box><text:p text:style-name="P27">SERVICE</text:p></draw:text-box></draw:frame><draw:frame text:anchor-type="paragraph" draw:z-index="14" draw:style-name="gr11" svg:width="3.44cm" svg:height="0.772cm" svg:x="1.164cm" svg:y="0.714cm"><draw:text-box><text:p text:style-name="P27">MARKET PHASE</text:p></draw:text-box></draw:frame><draw:line text:anchor-type="paragraph" draw:z-index="15" draw:style-name="gr12" draw:text-style-name="P27" svg:x1="0.688cm" svg:y1="1.538cm" svg:x2="15.663cm" svg:y2="1.538cm"><text:p/></draw:line></text:p></draw:text-box></draw:frame><text:soft-page-break/></text:p>
      <text:p text:style-name="P1">A client can use the market during the OPENED phase. Clients must remove all remaining movements at the STOPPING phase. The CLOSED phase can start at this condition. At the transition CLOSED-&gt;STARTING tables are renumbered and market session incremented. Accounting and technical administration tasks can be performed before this event, with a database representing the final and stable state of the ending market session such as cold backup and closing balance sheet settlement. After this event VACUUM of tables must be performed to optimize the database before <text:s/>the service opening.</text:p>
      <text:p text:style-name="P1">The state of the market and starting time are given by:</text:p>
      <text:p text:style-name="code-imformatique"><text:s/>SELECT * from vmarket LIMIT 1;</text:p>
      <text:p text:style-name="P1">The transition between phases is reached: </text:p>
      <text:p text:style-name="code-imformatique"><text:s/>SELECT fchangestatemarket(true);</text:p>
      <text:p text:style-name="P1">The history of states is given by the view vmarket:</text:p>
      <text:p text:style-name="code-imformatique">SELECT * from vmarket;</text:p>
      <text:p text:style-name="P1">The command:</text:p>
      <text:p text:style-name="code-imformatique">SELECT fchangestatemarket(false);</text:p>
      <text:p text:style-name="P1">Gives informations on the possibility of transition to the next state.</text:p>
      <text:h text:style-name="Heading_20_3" text:outline-level="3">Users </text:h>
      <text:p text:style-name="P1">PostgreSQL implements an extensive set of security mechanisms including authentification and <text:s text:c="3"/>access rules. All objects of openbarter can only be modified through predefined functions. A single user “admin” is allowed to perform administration tasks. A role “client” groups the rest of the database users. Clients can get a quote and set an order only during the service phase. They can remove movements and orders only during service and closure phase.</text:p>
      <text:p text:style-name="P1"><text:soft-page-break/>The admin can register a new client, open or close the market, but cannot participate to the market.</text:p>
      <text:p text:style-name="P1">The super user that creates the database is distinct from admin and clients. This super user must be used only for this purpose. </text:p>
      <text:h text:style-name="Heading_20_3" text:outline-level="3"><text:s/>Objects</text:h>
      <text:p text:style-name="Text_20_body">All objects are stored in a schema of the database having the name 't'.</text:p>
      <table:table table:name="Tableau9" table:style-name="Tableau9">
        <table:table-column table:style-name="Tableau9.A"/>
        <table:table-column table:style-name="Tableau9.B"/>
        <table:table-row>
          <table:table-cell table:style-name="Tableau9.A1" office:value-type="string">
            <text:p text:style-name="P14">Table <text:s text:c="2"/></text:p>
          </table:table-cell>
          <table:table-cell table:style-name="Tableau9.B1" office:value-type="string">
            <text:p text:style-name="P14"><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dified.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s, <text:span text:style-name="T4">value provided, value required and owner</text:span></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s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ies</text:p>
          </table:table-cell>
        </table:table-row>
        <table:table-row>
          <table:table-cell table:style-name="Tableau9.A2" office:value-type="string">
            <text:p text:style-name="Table_20_Contents">torderremoved</text:p>
          </table:table-cell>
          <table:table-cell table:style-name="Tableau9.B2" office:value-type="string">
            <text:p text:style-name="Table_20_Contents">Orders removed</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s</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
      <text:p text:style-name="P4"/>
      <text:h text:style-name="Heading_20_4" text:outline-level="4">Owner </text:h>
      <text:p text:style-name="P1">Owners are the authors of orders, while users connect to the database and act on the market on the behalf of owners. <text:s text:c="2"/>An owner is defined by a name. It is created by the command:</text:p>
      <text:p text:style-name="code-imformatique">SELECT fcreateowner(&lt;owner_name&gt;);</text:p>
      <text:h text:style-name="Heading_20_4" text:outline-level="4">Quality </text:h>
      <text:p text:style-name="P1">A quality is a string of the form &lt;client_name&gt;/&lt;quality_name&gt;, and belongs to a single client. For example “bankofbali/coconuts” belong to “bankofbali”.</text:p>
      <text:p text:style-name="P1">The quality provided by an order must belong to the client that insert it.</text:p>
      <text:p text:style-name="P1">Likewise, a client can only remove movements whose quality belongs to him.</text:p>
      <text:p text:style-name="P1">A value belongs to an owner while a quality belongs to a client.</text:p>
      <text:h text:style-name="Heading_20_4" text:outline-level="4">Movement </text:h>
      <text:p text:style-name="P1">Agreement are formed by a set of movements where each partner provides a value he owns to an other partner. An agreement is simply a set of successive record in the table tmvt, where each defines the value, the provider, the receiver (see §<text:bookmark-ref text:reference-format="number-no-superior" text:ref-name="__RefNumPara__1544_1246926326">3.2.9</text:bookmark-ref> for details).</text:p>
      <text:p text:style-name="P1"><text:s text:c="6"/></text:p>
      <text:h text:style-name="Heading_20_2" text:outline-level="2">Application programming interface</text:h>
      <text:p text:style-name="P1">The “market” role acts through stored procedures that must be integrated in transactions in the read-commited mode that is the default mode of postgreSQL. </text:p>
      <text:p text:style-name="P1">The following list presents functions and views. Some low level routines are written in C language, integrated in a special type “flow”. </text:p>
      <table:table table:name="Tableau8" table:style-name="Tableau8">
        <table:table-column table:style-name="Tableau8.A"/>
        <table:table-column table:style-name="Tableau8.B"/>
        <table:table-column table:style-name="Tableau8.C"/>
        <table:table-column table:style-name="Tableau8.D"/>
        <text:soft-page-break/>
        <table:table-row>
          <table:table-cell table:style-name="Tableau8.A1" office:value-type="string">
            <text:p text:style-name="P14">Function and views</text:p>
          </table:table-cell>
          <table:table-cell table:style-name="Tableau8.B1" office:value-type="string">
            <text:p text:style-name="P14">action</text:p>
          </table:table-cell>
          <table:table-cell table:style-name="Tableau8.B1" office:value-type="string">
            <text:p text:style-name="P14">Defined in</text:p>
          </table:table-cell>
          <table:table-cell table:style-name="Tableau8.D1" office:value-type="string">
            <text:p text:style-name="P14">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sql/order.sql</text:p>
          </table:table-cell>
          <table:table-cell table:style-name="Tableau8.D2" office:value-type="string">
            <text:p text:style-name="Table_20_Contents">marke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sql/quote.sql</text:p>
          </table:table-cell>
          <table:table-cell table:style-name="Tableau8.D2" office:value-type="string">
            <text:p text:style-name="Table_20_Contents">marke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sql/order.sql</text:p>
          </table:table-cell>
          <table:table-cell table:style-name="Tableau8.D2" office:value-type="string">
            <text:p text:style-name="Table_20_Contents">market</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sql/stat.sql</text:p>
          </table:table-cell>
          <table:table-cell table:style-name="Tableau8.D2" office:value-type="string">
            <text:p text:style-name="Table_20_Contents">admin </text:p>
          </table:table-cell>
        </table:table-row>
        <table:table-row>
          <table:table-cell table:style-name="Tableau8.A2" office:value-type="string">
            <text:p text:style-name="Table_20_Contents">vorder</text:p>
          </table:table-cell>
          <table:table-cell table:style-name="Tableau8.B2" office:value-type="string">
            <text:p text:style-name="Table_20_Contents">List of orders</text:p>
          </table:table-cell>
          <table:table-cell table:style-name="Tableau8.B2" office:value-type="string">
            <text:p text:style-name="Table_20_Contents">sql/init.sql</text:p>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sql/init.sql</text:p>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movements</text:p>
          </table:table-cell>
          <table:table-cell table:style-name="Tableau8.B2" office:value-type="string">
            <text:p text:style-name="Table_20_Contents">sql/init.sql</text:p>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us</text:p>
          </table:table-cell>
          <table:table-cell table:style-name="Tableau8.B2" office:value-type="string">
            <text:p text:style-name="Table_20_Contents">sql/admin.sql</text:p>
          </table:table-cell>
          <table:table-cell table:style-name="Tableau8.D2" office:value-type="string">
            <text:p text:style-name="Table_20_Contents"/>
          </table:table-cell>
        </table:table-row>
        <table:table-row>
          <table:table-cell table:style-name="Tableau8.A2" office:value-type="string">
            <text:p text:style-name="Table_20_Contents">fopen</text:p>
          </table:table-cell>
          <table:table-cell table:style-name="Tableau8.B2" office:value-type="string">
            <text:p text:style-name="Table_20_Contents">Open the market</text:p>
          </table:table-cell>
          <table:table-cell table:style-name="Tableau8.B2" office:value-type="string">
            <text:p text:style-name="Table_20_Contents">sql/admin.sql</text:p>
          </table:table-cell>
          <table:table-cell table:style-name="Tableau8.D2" office:value-type="string">
            <text:p text:style-name="Table_20_Contents">admin</text:p>
          </table:table-cell>
        </table:table-row>
        <table:table-row>
          <table:table-cell table:style-name="Tableau8.A2" office:value-type="string">
            <text:p text:style-name="Table_20_Contents">fprepare</text:p>
          </table:table-cell>
          <table:table-cell table:style-name="Tableau8.B2" office:value-type="string">
            <text:p text:style-name="Table_20_Contents">Prepare market opening</text:p>
          </table:table-cell>
          <table:table-cell table:style-name="Tableau8.B2" office:value-type="string">
            <text:p text:style-name="Table_20_Contents">sql/admin.sql</text:p>
          </table:table-cell>
          <table:table-cell table:style-name="Tableau8.D2" office:value-type="string">
            <text:p text:style-name="Table_20_Contents">admin</text:p>
          </table:table-cell>
        </table:table-row>
        <table:table-row>
          <table:table-cell table:style-name="Tableau8.A2" office:value-type="string">
            <text:p text:style-name="Table_20_Contents">fclose</text:p>
          </table:table-cell>
          <table:table-cell table:style-name="Tableau8.B2" office:value-type="string">
            <text:p text:style-name="Table_20_Contents">Close the market</text:p>
          </table:table-cell>
          <table:table-cell table:style-name="Tableau8.B2" office:value-type="string">
            <text:p text:style-name="Table_20_Contents">sql/admin.sql</text:p>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sql/admin.sql</text:p>
          </table:table-cell>
          <table:table-cell table:style-name="Tableau8.D2" office:value-type="string">
            <text:p text:style-name="Table_20_Contents">admin</text:p>
          </table:table-cell>
        </table:table-row>
        <table:table-row>
          <table:table-cell table:style-name="Tableau8.A2" office:value-type="string">
            <text:p text:style-name="Table_20_Contents">fremoveagreement</text:p>
          </table:table-cell>
          <table:table-cell table:style-name="Tableau8.B2" office:value-type="string">
            <text:p text:style-name="Table_20_Contents">Remove agreement</text:p>
          </table:table-cell>
          <table:table-cell table:style-name="Tableau8.B2" office:value-type="string">
            <text:p text:style-name="Table_20_Contents">sql/user.sql</text:p>
          </table:table-cell>
          <table:table-cell table:style-name="Tableau8.D2" office:value-type="string">
            <text:p text:style-name="Table_20_Contents">market</text:p>
          </table:table-cell>
        </table:table-row>
        <table:table-row>
          <table:table-cell table:style-name="Tableau8.A2" office:value-type="string">
            <text:p text:style-name="Table_20_Contents"/>
          </table:table-cell>
          <table:table-cell table:style-name="Tableau8.B2" office:value-type="string">
            <text:p text:style-name="Table_20_Contents"/>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B16" office:value-type="string">
            <text:p text:style-name="Table_20_Contents"/>
          </table:table-cell>
          <table:table-cell table:style-name="Tableau8.D16" office:value-type="string">
            <text:p text:style-name="Table_20_Contents"/>
          </table:table-cell>
        </table:table-row>
      </table:table>
      <text:p text:style-name="P1"/>
      <text:p text:style-name="P1">In case of error, an exception is raised depending on it's type.</text:p>
      <table:table table:name="Tableau12" table:style-name="Tableau12">
        <table:table-column table:style-name="Tableau12.A"/>
        <table:table-column table:style-name="Tableau12.B"/>
        <table:table-row>
          <table:table-cell table:style-name="Tableau12.A1" office:value-type="string">
            <text:p text:style-name="P3">Error codes </text:p>
          </table:table-cell>
          <table:table-cell table:style-name="Tableau12.B1" office:value-type="string">
            <text:p text:style-name="P15">Type</text:p>
          </table:table-cell>
        </table:table-row>
        <table:table-row>
          <table:table-cell table:style-name="Tableau12.A2" office:value-type="string">
            <text:p text:style-name="P1">YA001</text:p>
          </table:table-cell>
          <table:table-cell table:style-name="Tableau12.B2" office:value-type="string">
            <text:p text:style-name="P1">Quantity of a given quality overflows </text:p>
          </table:table-cell>
        </table:table-row>
        <table:table-row>
          <table:table-cell table:style-name="Tableau12.A2" office:value-type="string">
            <text:p text:style-name="P1">YA002</text:p>
          </table:table-cell>
          <table:table-cell table:style-name="Tableau12.B2" office:value-type="string">
            <text:p text:style-name="P1">accounting error </text:p>
          </table:table-cell>
        </table:table-row>
        <table:table-row>
          <table:table-cell table:style-name="Tableau12.A2" office:value-type="string">
            <text:p text:style-name="P1">YA003</text:p>
          </table:table-cell>
          <table:table-cell table:style-name="Tableau12.B2" office:value-type="string">
            <text:p text:style-name="P1">internal error </text:p>
          </table:table-cell>
        </table:table-row>
        <table:table-row>
          <table:table-cell table:style-name="Tableau12.A2" office:value-type="string">
            <text:p text:style-name="P1">YU001</text:p>
          </table:table-cell>
          <table:table-cell table:style-name="Tableau12.B2" office:value-type="string">
            <text:p text:style-name="P1">abort dues to incorrect use of a primitive <text:s/></text:p>
          </table:table-cell>
        </table:table-row>
      </table:table>
      <text:p text:style-name="P1"/>
      <text:p text:style-name="P1">In the following, int is used for 32 bit integer, and int8 for 64 bits integer.</text:p>
      <text:h text:style-name="Heading_20_3" text:outline-level="3">finsertorder </text:h>
      <text:p text:style-name="code-imformatique">SELECT finsertorder(</text:p>
      <text:p text:style-name="code-imformatique">_owner text,</text:p>
      <text:p text:style-name="code-imformatique">_qualityprovided text,</text:p>
      <text:p text:style-name="code-imformatique">_qttprovided int8,</text:p>
      <text:p text:style-name="code-imformatique">_qttrequired int8, </text:p>
      <text:p text:style-name="code-imformatique">_qualityrequired text); </text:p>
      <text:p text:style-name="P1">conditions :</text:p>
      <text:list xml:id="list787613290" text:style-name="L3">
        <text:list-item>
          <text:p text:style-name="P19"><text:span text:style-name="variable_5f_math">_qttprovided</text:span> &gt; 0</text:p>
        </text:list-item>
        <text:list-item>
          <text:p text:style-name="P19"><text:span text:style-name="variable_5f_math">_qttrequired</text:span> &gt; 0</text:p>
        </text:list-item>
      </text:list>
      <text:p text:style-name="P1">the function inserts an order made by _owner providing the value (_qttprovided,_qualityprovided) in exchange of a a value having the _qualityrequired and for a minimum quantity of _qttrequired.</text:p>
      <text:p text:style-name="P1"><text:soft-page-break/>The order <text:s/>is inserted in the order book, and possible cycles are found.</text:p>
      <text:p text:style-name="Text_20_body">Returns a list of records (_uuid text,_dim int,_grp int) representing agreement produced. <text:s/>_uuid is a unique label given by the market to an order and common to all records. _dim is the number of partners of the agreement, and _grp is the reference grouping movements representing the agreement in the tmvt table. </text:p>
      <text:h text:style-name="Heading_20_3" text:outline-level="3">fgetquote </text:h>
      <text:p text:style-name="code-imformatique">SELECT fgetquote (_owner text,_qualityprovided text,_qualityrequired text); </text:p>
      <text:p text:style-name="P1">conditions :</text:p>
      <text:list xml:id="list534535852" text:style-name="L4">
        <text:list-item>
          <text:p text:style-name="P20"><text:span text:style-name="variable_5f_math">_qualityprovided</text:span> and<text:span text:style-name="variable_5f_math"> _qualityrequired</text:span> <text:s/>has been already recorded by previous orders, </text:p>
        </text:list-item>
      </text:list>
      <text:p text:style-name="P1"/>
      <text:p text:style-name="P1">Gets a quote for the given couple (_qualityprovided, _qualityrequired) and or the owner _owner.</text:p>
      <text:p text:style-name="P1">The quote depends on the owner because fairness of the bartering depends on it (see §<text:bookmark-ref text:reference-format="page" text:ref-name="__RefNumPara__1194_1299730079">2</text:bookmark-ref>). </text:p>
      <text:p text:style-name="P1">Returns records (_dim,_quantityprovided,_quantityrequired), ordered by increasing ratio _quantityprovided/_quantityrequired. _dim is the number of partners of the exchange. Each record represents a cyclec that would be produced if an order with such qualities was submitted. The first ratio has the best ratio.</text:p>
      <text:p text:style-name="P1"/>
      <text:p text:style-name="P1">If for example fgetomega('q/copper','q/iron') returns: (3,5,8),(4,9,10)</text:p>
      <text:p text:style-name="P1">then an order finsertorder('me','q/copper',5,8,'q/iron') would produce an agreement with 3 patners exchanging <text:s/>5 'copper' for 8 'iron'.</text:p>
      <text:p text:style-name="P1">and an order finsertorder('me','q/copper',9,10,'q/iron') submitted immediately after would exchange <text:s text:c="2"/>9 'copper' for 10 'iron'.</text:p>
      <text:p text:style-name="P1">It also mean that a total quantity of 8+10 of 'iron' is available on the market for exchange with 'copper'. </text:p>
      <text:h text:style-name="Heading_20_3" text:outline-level="3">fremoveorder </text:h>
      <text:p text:style-name="code-imformatique">SELECT fremoveorder(_uuid text) </text:p>
      <text:p text:style-name="P1"/>
      <text:p text:style-name="P1">conditions:</text:p>
      <text:list xml:id="list506287987" text:style-name="L5">
        <text:list-item>
          <text:p text:style-name="P21">an order with the label <text:span text:style-name="variable_5f_math">_uuid</text:span> exists</text:p>
        </text:list-item>
      </text:list>
      <text:p text:style-name="P1">The order is removed from the order book. </text:p>
      <text:p text:style-name="P1">Returns a row representing the order just removed, as the view <text:span text:style-name="variable_5f_math">vorder</text:span> does.</text:p>
      <text:h text:style-name="Heading_20_3" text:outline-level="3">fremoveagreement</text:h>
      <text:p text:style-name="code-imformatique">SELECT fremoveagreement(_grp int)</text:p>
      <text:p text:style-name="P1">conditions :</text:p>
      <text:list xml:id="list237852761" text:style-name="L6">
        <text:list-item>
          <text:p text:style-name="P22">an agreement <text:span text:style-name="variable_5f_math">_grp</text:span> exists</text:p>
        </text:list-item>
      </text:list>
      <text:p text:style-name="P1">The function is called by a client when all movements of the exchange are red from the table of movements. It moves movements of this exchange belonging to this client to the table <text:span text:style-name="variable_5f_math">tmvtremoved</text:span>.<text:span text:style-name="T6"> <text:s/>The function returns an integer tha is the number of movements removed.</text:span></text:p>
      <text:h text:style-name="Heading_20_3" text:outline-level="3"><text:soft-page-break/>fcreateuser </text:h>
      <text:p text:style-name="code-imformatique">SELECT fcreateuser(_username text) </text:p>
      <text:p text:style-name="P1"/>
      <text:p text:style-name="P1">The function creates the user and provides access to he database with the role client. It can only be executed by admin.</text:p>
      <text:h text:style-name="Heading_20_3" text:outline-level="3">fstats </text:h>
      <text:p text:style-name="code-imformatique">SELECT fstats(_extra bool) </text:p>
      <text:p text:style-name="P1"/>
      <text:p text:style-name="P1">gives general informations about the database: </text:p>
      <text:p text:style-name="P1"/>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with MAXCYCLE and MAXORDERFETCH</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rders in the order book</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connections between orders *</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_dim, number of agreements with _dim partners * </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Total number of agreements *</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Errors on quantities in movements (significant until some movement is removed) *</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Errors on qualities in movements (significant until some movement is removed) *</text:p>
          </table:table-cell>
          <table:table-cell table:style-name="Tableau1.B2" office:value-type="string">
            <text:p text:style-name="Table_20_Contents"><text:s/>int </text:p>
          </table:table-cell>
        </table:table-row>
      </table:table>
      <text:p text:style-name="P1"/>
      <text:p text:style-name="P1">Lines with (*) are only provided when the _extra parameter is true.</text:p>
      <text:h text:style-name="P25" text:outline-level="3">vorder </text:h>
      <text:p text:style-name="P1">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1"><text:tab/><text:tab/> </text:p>
      <text:p text:style-name="P1">examples </text:p>
      <text:p text:style-name="P13">SELECT * FROM vorder WHERE owner='jack'; </text:p>
      <text:p text:style-name="P1">List of orders owned by the owner '<text:span text:style-name="variable_5f_math">jack</text:span>'. </text:p>
      <text:h text:style-name="Heading_20_3" text:outline-level="3">vorderremoved </text:h>
      <text:p text:style-name="P1">Same as vorder.</text:p>
      <text:p text:style-name="P1">When the quantity left in order is 0, the order is appears in this view. When the order is removed by a client, it also appears here with a qtt &gt;0.</text:p>
      <text:p text:style-name="P4"/>
      <text:h text:style-name="Heading_20_3" text:outline-level="3"><text:bookmark-start text:name="__RefNumPara__1544_1246926326"/>vmvt <text:bookmark-end text:name="__RefNumPara__1544_1246926326"/></text:h>
      <text:p text:style-name="P1">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id</text:p>
          </table:table-cell>
          <table:table-cell table:style-name="Tableau4.A2" office:value-type="string">
            <text:p text:style-name="P1">int</text:p>
          </table:table-cell>
          <table:table-cell table:style-name="Tableau4.C2" office:value-type="string">
            <text:p text:style-name="P1">Internal id of the movement</text:p>
          </table:table-cell>
        </table:table-row>
        <table:table-row>
          <table:table-cell table:style-name="Tableau4.A2" office:value-type="string">
            <text:p text:style-name="P1">nb</text:p>
          </table:table-cell>
          <table:table-cell table:style-name="Tableau4.A2" office:value-type="string">
            <text:p text:style-name="P1">int </text:p>
          </table:table-cell>
          <table:table-cell table:style-name="Tableau4.C2" office:value-type="string">
            <text:p text:style-name="P1">Number of movements of the agreement </text:p>
          </table:table-cell>
        </table:table-row>
        <table:table-row>
          <table:table-cell table:style-name="Tableau4.A2" office:value-type="string">
            <text:p text:style-name="P1">oruuid</text:p>
          </table:table-cell>
          <table:table-cell table:style-name="Tableau4.A2" office:value-type="string">
            <text:p text:style-name="P1">text</text:p>
          </table:table-cell>
          <table:table-cell table:style-name="Tableau4.C2" office:value-type="string">
            <text:p text:style-name="P1">Reference to the order that produced it</text:p>
          </table:table-cell>
        </table:table-row>
        <table:table-row>
          <table:table-cell table:style-name="Tableau4.A2" office:value-type="string">
            <text:p text:style-name="P1">grp</text:p>
          </table:table-cell>
          <table:table-cell table:style-name="Tableau4.A2" office:value-type="string">
            <text:p text:style-name="P1">int </text:p>
          </table:table-cell>
          <table:table-cell table:style-name="Tableau4.C2" office:value-type="string">
            <text:p text:style-name="P1">id of the agreement. It is the id of the first movement of this agreement.</text:p>
          </table:table-cell>
        </table:table-row>
        <table:table-row>
          <table:table-cell table:style-name="Tableau4.A2" office:value-type="string">
            <text:p text:style-name="P1">provider</text:p>
          </table:table-cell>
          <table:table-cell table:style-name="Tableau4.A2" office:value-type="string">
            <text:p text:style-name="P1">text</text:p>
          </table:table-cell>
          <table:table-cell table:style-name="Tableau4.C2" office:value-type="string">
            <text:p text:style-name="P1">Owner providing the value</text:p>
          </table:table-cell>
        </table:table-row>
        <table:table-row>
          <table:table-cell table:style-name="Tableau4.A2" office:value-type="string">
            <text:p text:style-name="P1">nat</text:p>
          </table:table-cell>
          <table:table-cell table:style-name="Tableau4.A2" office:value-type="string">
            <text:p text:style-name="P1">text</text:p>
          </table:table-cell>
          <table:table-cell table:style-name="Tableau4.C2" office:value-type="string">
            <text:p text:style-name="P1">Quality of the value moved</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Quantity of the value moved</text:p>
          </table:table-cell>
        </table:table-row>
        <text:soft-page-break/>
        <table:table-row>
          <table:table-cell table:style-name="Tableau4.A2" office:value-type="string">
            <text:p text:style-name="P1">receiver</text:p>
          </table:table-cell>
          <table:table-cell table:style-name="Tableau4.A2" office:value-type="string">
            <text:p text:style-name="P1">text</text:p>
          </table:table-cell>
          <table:table-cell table:style-name="Tableau4.C2" office:value-type="string">
            <text:p text:style-name="P1">Owner receiving the value</text:p>
          </table:table-cell>
        </table:table-row>
        <table:table-row>
          <table:table-cell table:style-name="Tableau4.A2" office:value-type="string">
            <text:p text:style-name="P1">created</text:p>
          </table:table-cell>
          <table:table-cell table:style-name="Tableau4.A2" office:value-type="string">
            <text:p text:style-name="P1">timestamp</text:p>
          </table:table-cell>
          <table:table-cell table:style-name="Tableau4.C2" office:value-type="string">
            <text:p text:style-name="P1">Time when the agreement was formed</text:p>
          </table:table-cell>
        </table:table-row>
      </table:table>
      <text:p text:style-name="P1"/>
      <text:p text:style-name="P1">examples: </text:p>
      <text:p text:style-name="code-imformatique">SELECT * FROM vmvt WHERE quality='gold'; </text:p>
      <text:p text:style-name="P1">List of movements of the quality '<text:span text:style-name="variable_5f_math">gold</text:span>'.</text:p>
      <text:h text:style-name="Heading_20_3" text:outline-level="3">vmvtremoved </text:h>
      <text:p text:style-name="P1">Same as vmvt but for the table tmvtremoved.</text:p>
      <text:h text:style-name="Heading_20_2" text:outline-level="2">Installation</text:h>
      <text:h text:style-name="Heading_20_3" text:outline-level="3">Build from sources</text:h>
      <text:p text:style-name="Text_20_body"/>
      <text:p text:style-name="Text_20_body">Following instructions has been experimented on linux 32 bits and 64 bits architecture.</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gt;&gt; make check</text:p>
      <text:p text:style-name="code-imformatique">…</text:p>
      <text:p text:style-name="code-imformatique">==============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 shutting down postmaster <text:s text:c="14"/>============== </text:p>
      <text:p text:style-name="code-imformatique"/>
      <text:p text:style-name="code-imformatique">===================== </text:p>
      <text:p text:style-name="code-imformatique"><text:s/>All 4 tests passed. </text:p>
      <text:p text:style-name="code-imformatique">===================== </text:p>
      <text:h text:style-name="Heading_20_3" text:outline-level="3">Install the model</text:h>
      <text:p text:style-name="Text_20_body">The model is defined by the file openBarter/src/sql/model.sql. It is recommended to execute it with a superuser role that is never user for market operations. When you are in openBarter/src:</text:p>
      <text:p text:style-name="code-imformatique">&gt;&gt; createdb market</text:p>
      <text:p text:style-name="code-imformatique">&gt;&gt; psql market</text:p>
      <text:p text:style-name="code-imformatique">market=# CREATE SCHEMA t;</text:p>
      <text:p text:style-name="code-imformatique">market=# SET SCHEMA 't';</text:p>
      <text:p text:style-name="code-imformatique">market=# \i sql/model.sql</text:p>
      <text:p text:style-name="code-imformatique">market=# GRANT USAGE ON SCHEMA t TO market,admin; </text:p>
      <text:p text:style-name="code-imformatique">market=# REVOKE EXECUTE ON ALL FUNCTIONS IN SCHEMA t FROM public; </text:p>
      <text:p text:style-name="code-imformatique">market=# REVOKE ALL ON ALL TABLES IN SCHEMA t FROM public; </text:p>
      <text:p text:style-name="Text_20_body"><text:soft-page-break/>The model does not depend of any schema, and creates roles “market”,”client” and “admin” if <text:s/>they do not <text:s/>exist yet, and modify them otherwise.</text:p>
      <text:p text:style-name="Text_20_body">To start operation, just connect to the database as admin, and create some clients with the function like this:</text:p>
      <text:p text:style-name="code-imformatique">&gt;&gt; psql -Uadmin market</text:p>
      <text:p text:style-name="code-imformatique">market=&gt; SELECT t.createuser('username')</text:p>
      <text:p text:style-name="Text_20_body"/>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QL.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tab/>Core algorithms optimized. Tests units are functional [Olivier Chaussavoine].</text:p>
      <text:p text:style-name="P1"><text:tab/>ob_fget_omegas(np,nr) provides the list of all prices found, even those not requested. [Olivier Chaussavoine]</text:p>
      <text:p text:style-name="petit-titre">1.0.0</text:p>
      <text:p text:style-name="P1"><text:tab/>Complete redesign. <text:s/>[Olivier Chaussavoine].</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07-06T15:03:08</dc:date>
    <dc:creator>Olivier Chaussavoine</dc:creator>
    <meta:editing-duration>P3DT19H43M45S</meta:editing-duration>
    <meta:editing-cycles>94</meta:editing-cycles>
    <meta:generator>LibreOffice/3.5$Linux_x86 LibreOffice_project/350m1$Build-2</meta:generator>
    <meta:document-statistic meta:table-count="6" meta:image-count="0" meta:object-count="0" meta:page-count="11" meta:paragraph-count="344" meta:word-count="2482" meta:character-count="15318" meta:non-whitespace-character-count="13269"/>
  </office:meta>
</office:document-meta>
</file>